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color="#000000" fo:font-weight="normal" style:font-weight-asian="normal" style:font-weight-complex="normal"/>
    </style:style>
    <style:style style:name="P4" style:family="paragraph" style:parent-style-name="Standard">
      <style:text-properties fo:color="#000000" fo:font-weight="bold" style:font-weight-asian="bold" style:font-weight-complex="bold"/>
    </style:style>
    <style:style style:name="T1" style:family="text">
      <style:text-properties fo:color="#000000" fo:font-weight="normal" style:font-weight-asian="normal" style:font-weight-complex="normal"/>
    </style:style>
    <style:style style:name="T2"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istério da Educação<text:tab/> </text:p>
      <text:p text:style-name="P2"><text:s/>Universidade Tecnológica Federal <text:s/>do Paraná<text:tab/> </text:p>
      <text:p text:style-name="P2"><text:s/>Coordenação de Sistemas para Internet - COINT<text:tab/> </text:p>
      <text:p text:style-name="P2"><text:s/>Disciplina: HC34A - Interação Homem Computador<text:tab/> </text:p>
      <text:p text:style-name="P2"><text:s/>Prof. Filipe Roseiro Côgo </text:p>
      <text:p text:style-name="P2">Alunos: João Paulo B. Maciel</text:p>
      <text:p text:style-name="P2"><text:tab/>Sérgio Ramos da Silva</text:p>
      <text:p text:style-name="Standard"/>
      <text:p text:style-name="Standard"/>
      <text:p text:style-name="Standard"/>
      <text:p text:style-name="P1">Descrição inicial do projeto a ser desenvolvido na disciplina de IHC </text:p>
      <text:p text:style-name="Standard"/>
      <text:p text:style-name="Standard"><text:span text:style-name="T2">Identificação do tema: Sistema de Bibliotecas</text:span> – O sistema deverá dar suporte ao gerenciamento do acervo das bibliotecas, sejam elas publicas ou privadas, possibilitando os usuários cadastrar acervos, pesquisar, excluir, Gerenciar usuários, cadastrando, consultando, excluindo, gerenciar Multas, gerenciar empréstimos.</text:p>
      <text:p text:style-name="Standard"/>
      <text:p text:style-name="P1">Motivação e problemática abordada: </text:p>
      <text:p text:style-name="Standard"><text:tab/>A grande dificuldade de procurar livros nas prateleiras pelos usuários que não estão familiarizados com a biblioteca ou ate mesmo por novos usuários. O controle de entrega dos livros também é outro problema a ser tratado pelo sistemas enviando e-mails para os usuários notificando <text:s text:c="2"/>que sobre o vencimento do empréstimo. O controle das multas irá ser tratado sendo informatizado.</text:p>
      <text:p text:style-name="Standard"/>
      <text:p text:style-name="P1">Identificação e caracterização dos possíveis usuários: </text:p>
      <text:p text:style-name="Standard"><text:tab/><text:span text:style-name="T1">Os possíveis usuários deverão ter o básico de informática e conhecimento prévio de como funciona um sistema.</text:span></text:p>
      <text:p text:style-name="P3"/>
      <text:p text:style-name="P4">Cenário hipotético de uso: </text:p>
      <text:p text:style-name="P3"><text:tab/>O sistema poderá ser usado por <text:s/>bibliotecas públicas ou privadas, usuários domésticos que possuem muitos acervos, escolas, faculdades.</text:p>
      <text:p text:style-name="P3"/>
      <text:p text:style-name="P3"/>
      <text:p text:style-name="Standard"><text:tab/></text:p>
      <text:p text:style-name="Standard"/>
      <text:p text:style-name="Standard"/>
      <text:p text:style-name="Standard"/>
      <text:p text:style-name="Standard"/>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O MACIEL</meta:initial-creator>
    <meta:creation-date>2013-11-19T20:34:43</meta:creation-date>
    <dc:date>2013-11-19T22:41:40</dc:date>
    <dc:creator>JOAO MACIEL</dc:creator>
    <meta:editing-duration>PT00H56M21S</meta:editing-duration>
    <meta:editing-cycles>4</meta:editing-cycles>
    <meta:generator>BrOffice.org/3.2$Linux OpenOffice.org_project/320m12$Build-9483</meta:generator>
    <meta:document-statistic meta:table-count="0" meta:image-count="0" meta:object-count="0" meta:page-count="1" meta:paragraph-count="17" meta:word-count="192" meta:character-count="1373"/>
  </office:meta>
</office:document-meta>
</file>